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7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465a4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6633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1.15cm"/>
    </style:style>
    <style:style style:name="gr8" style:family="graphic" style:parent-style-name="standard">
      <style:graphic-properties draw:stroke="none" svg:stroke-color="#000000" draw:fill="none" draw:fill-color="#ffffff" fo:min-height="0.787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e3d0d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5cm"/>
    </style:style>
    <style:style style:name="gr12" style:family="graphic" style:parent-style-name="standard">
      <style:graphic-properties draw:stroke="none" svg:stroke-color="#000000" draw:fill="none" draw:fill-color="#ffffff" fo:min-height="0.85cm"/>
    </style:style>
    <style:style style:name="gr13" style:family="graphic" style:parent-style-name="standard">
      <style:graphic-properties draw:fill="solid" draw:fill-color="#772953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996699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fo:min-height="0.45cm"/>
    </style:style>
    <style:style style:name="gr16" style:family="graphic" style:parent-style-name="standard">
      <style:graphic-properties svg:stroke-color="#aea79f" draw:fill-color="#aea79f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0.6cm"/>
    </style:style>
    <style:style style:name="gr18" style:family="graphic" style:parent-style-name="standard">
      <style:graphic-properties svg:stroke-color="#e4d0d0" draw:marker-start="Circle" draw:marker-start-width="0.3cm" draw:marker-end="Arrow" draw:marker-end-width="0.3cm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cm"/>
    </style:style>
    <style:style style:name="gr20" style:family="graphic" style:parent-style-name="standard">
      <style:graphic-properties svg:stroke-color="#aea79f" draw:marker-start="Circle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color="#0066cc" fo:font-size="22pt" style:font-size-asian="22pt" style:font-size-complex="22pt"/>
    </style:style>
    <style:style style:name="P4" style:family="paragraph">
      <style:paragraph-properties fo:text-align="center"/>
      <style:text-properties fo:color="#009933"/>
    </style:style>
    <style:style style:name="P5" style:family="paragraph">
      <style:text-properties fo:color="#009933"/>
    </style:style>
    <style:style style:name="P6" style:family="paragraph">
      <style:paragraph-properties fo:text-align="center"/>
      <style:text-properties fo:color="#cc0000"/>
    </style:style>
    <style:style style:name="P7" style:family="paragraph">
      <style:text-properties fo:color="#cc0000"/>
    </style:style>
    <style:style style:name="P8" style:family="paragraph">
      <style:paragraph-properties fo:text-align="center"/>
      <style:text-properties fo:color="#0066cc"/>
    </style:style>
    <style:style style:name="P9" style:family="paragraph">
      <style:text-properties fo:color="#0066cc"/>
    </style:style>
    <style:style style:name="P10" style:family="paragraph">
      <style:text-properties fo:color="#333300"/>
    </style:style>
    <style:style style:name="P11" style:family="paragraph">
      <style:paragraph-properties fo:text-align="center"/>
      <style:text-properties fo:color="#661900"/>
    </style:style>
    <style:style style:name="P12" style:family="paragraph">
      <style:paragraph-properties fo:text-align="center"/>
      <style:text-properties fo:color="#660066"/>
    </style:style>
    <style:style style:name="P13" style:family="paragraph">
      <style:paragraph-properties fo:text-align="center"/>
      <style:text-properties fo:color="#b2b2b2"/>
    </style:style>
    <style:style style:name="P14" style:family="paragraph">
      <style:paragraph-properties fo:text-align="center"/>
      <style:text-properties fo:color="#b2b2b2" fo:font-size="14pt" style:font-size-asian="14pt" style:font-size-complex="14pt"/>
    </style:style>
    <style:style style:name="P15" style:family="paragraph">
      <style:paragraph-properties fo:text-align="end"/>
      <style:text-properties fo:font-size="8pt" style:font-size-asian="8pt" style:font-size-complex="8pt"/>
    </style:style>
    <style:style style:name="P16" style:family="paragraph">
      <style:text-properties fo:font-size="8pt" style:font-size-asian="8pt" style:font-size-complex="8pt"/>
    </style:style>
    <style:style style:name="P17" style:family="paragraph">
      <style:text-properties fo:font-size="10pt" style:font-size-asian="10pt" style:font-size-complex="10pt"/>
    </style:style>
    <style:style style:name="P18" style:family="paragraph">
      <style:paragraph-properties fo:text-align="center"/>
      <style:text-properties fo:color="#0066cc" fo:font-size="14pt" style:font-size-asian="14pt" style:font-size-complex="14pt"/>
    </style:style>
    <style:style style:name="P19" style:family="paragraph">
      <style:text-properties fo:color="#0066cc" fo:font-size="14pt" style:font-size-asian="14pt" style:font-size-complex="14pt"/>
    </style:style>
    <style:style style:name="P20" style:family="paragraph">
      <style:paragraph-properties fo:text-align="center"/>
      <style:text-properties style:use-window-font-color="true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66cc" fo:font-size="22pt" style:font-size-asian="22pt" style:font-size-complex="22pt"/>
    </style:style>
    <style:style style:name="T5" style:family="text">
      <style:text-properties fo:color="#009933"/>
    </style:style>
    <style:style style:name="T6" style:family="text">
      <style:text-properties fo:color="#cc0000"/>
    </style:style>
    <style:style style:name="T7" style:family="text">
      <style:text-properties fo:color="#0066cc"/>
    </style:style>
    <style:style style:name="T8" style:family="text">
      <style:text-properties fo:color="#333300"/>
    </style:style>
    <style:style style:name="T9" style:family="text">
      <style:text-properties fo:color="#661900"/>
    </style:style>
    <style:style style:name="T10" style:family="text">
      <style:text-properties fo:color="#660066"/>
    </style:style>
    <style:style style:name="T11" style:family="text">
      <style:text-properties fo:color="#b2b2b2"/>
    </style:style>
    <style:style style:name="T12" style:family="text">
      <style:text-properties fo:color="#b2b2b2" fo:font-size="14pt" style:font-size-asian="14pt" style:font-size-complex="14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0066cc" fo:font-size="14pt" style:font-size-asian="14pt" style:font-size-complex="14pt"/>
    </style:style>
    <style:style style:name="T15" style:family="text">
      <style:text-properties style:use-window-font-color="true"/>
    </style:style>
    <style:style style:name="T1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27.7cm" svg:height="9.95cm" svg:x="1cm" svg:y="5.1cm">
          <draw:text-box>
            <text:p text:style-name="P1"><text:span text:style-name="T1">Storyboard</text:span></text:p>
            <text:p text:style-name="P1"><text:span text:style-name="T1"/></text:p>
            <text:p text:style-name="P1"><text:span text:style-name="T2">Ein Computer-Spielplatz</text:span></text:p>
          </draw:text-box>
        </draw:frame>
      </draw:page>
      <draw:page draw:name="page2" draw:style-name="dp1" draw:master-page-name="Standard">
        <draw:custom-shape draw:style-name="gr2" draw:text-style-name="P1" draw:layer="layout" svg:width="13.3cm" svg:height="9cm" svg:x="1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cm" svg:height="2.1cm" svg:x="11.9cm" svg:y="13.7cm">
          <text:p text:style-name="P2"><text:span text:style-name="T3">Soda </text:span></text:p>
          <text:p text:style-name="P2"><text:span text:style-name="T3">Candy </text:span></text:p>
          <text:p text:style-name="P2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cm" svg:height="2.1cm" svg:x="11.5cm" svg:y="13.7cm">
          <text:p text:style-name="P2"><text:span text:style-name="T3">Soda </text:span></text:p>
          <text:p text:style-name="P2"><text:span text:style-name="T3">Candy </text:span></text:p>
          <text:p text:style-name="P2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1cm" svg:height="2.1cm" svg:x="11.2cm" svg:y="13.7cm">
          <text:p text:style-name="P2"><text:span text:style-name="T3">Soda </text:span></text:p>
          <text:p text:style-name="P2"><text:span text:style-name="T3">Candy </text:span></text:p>
          <text:p text:style-name="P2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cm" svg:height="2.1cm" svg:x="10.9cm" svg:y="13.7cm">
          <text:p text:style-name="P2"><text:span text:style-name="T3">Soda </text:span></text:p>
          <text:p text:style-name="P2"><text:span text:style-name="T3">Candy </text:span></text:p>
          <text:p text:style-name="P2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cm" svg:height="2.1cm" svg:x="10.5cm" svg:y="13.7cm">
          <text:p text:style-name="P2"><text:span text:style-name="T3">Soda </text:span></text:p>
          <text:p text:style-name="P2"><text:span text:style-name="T3">Candy </text:span></text:p>
          <text:p text:style-name="P2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1cm" svg:height="2.1cm" svg:x="10.2cm" svg:y="13.7cm">
          <text:p text:style-name="P2"><text:span text:style-name="T3">Soda </text:span></text:p>
          <text:p text:style-name="P2"><text:span text:style-name="T3">Candy </text:span></text:p>
          <text:p text:style-name="P2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cm" svg:height="2.1cm" svg:x="11.9cm" svg:y="11.3cm">
          <text:p text:style-name="P2"><text:span text:style-name="T3">Soda </text:span></text:p>
          <text:p text:style-name="P2"><text:span text:style-name="T3">Candy </text:span></text:p>
          <text:p text:style-name="P2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cm" svg:height="2.1cm" svg:x="11.2cm" svg:y="11.3cm">
          <text:p text:style-name="P2"><text:span text:style-name="T3">Soda </text:span></text:p>
          <text:p text:style-name="P2"><text:span text:style-name="T3">Candy </text:span></text:p>
          <text:p text:style-name="P2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1cm" svg:height="2.1cm" svg:x="10.4cm" svg:y="11.3cm">
          <text:p text:style-name="P2"><text:span text:style-name="T3">Soda </text:span></text:p>
          <text:p text:style-name="P2"><text:span text:style-name="T3">Candy </text:span></text:p>
          <text:p text:style-name="P2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cm" svg:height="2.1cm" svg:x="9.4cm" svg:y="11.3cm">
          <text:p text:style-name="P2"><text:span text:style-name="T3">Soda </text:span></text:p>
          <text:p text:style-name="P2"><text:span text:style-name="T3">Candy </text:span></text:p>
          <text:p text:style-name="P2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3cm" svg:height="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3cm" svg:height="9cm" svg:x="15.4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3cm" svg:height="9cm" svg:x="15.4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3.3cm" svg:height="1.36cm" svg:x="1cm" svg:y="1.2cm">
          <draw:text-box>
            <text:p text:style-name="P1">Spielplatz „Cypherpunks“</text:p>
            <text:p text:style-name="P1"><text:span text:style-name="T3">Spielen, Arbeiten und Lernen sind im Grunde genau dasselbe.</text:span></text:p>
          </draw:text-box>
        </draw:frame>
        <draw:frame draw:style-name="gr7" draw:text-style-name="P3" draw:layer="layout" svg:width="6cm" svg:height="1.4cm" svg:x="15.5cm" svg:y="1.2cm">
          <draw:text-box>
            <text:p text:style-name="P3"><text:span text:style-name="T4">Programmieren</text:span></text:p>
          </draw:text-box>
        </draw:frame>
        <draw:frame draw:style-name="gr6" draw:text-style-name="P5" draw:layer="layout" svg:width="5cm" svg:height="1cm" draw:transform="rotate (-0.284139602224676) translate (9cm 2.9cm)">
          <draw:text-box>
            <text:p text:style-name="P4"><text:span text:style-name="T5">Spiele erfinden</text:span></text:p>
          </draw:text-box>
        </draw:frame>
        <draw:frame draw:style-name="gr6" draw:text-style-name="P7" draw:layer="layout" svg:width="5.946cm" svg:height="1cm" draw:transform="rotate (0.157603231455088) translate (7.471cm 8.212cm)">
          <draw:text-box>
            <text:p text:style-name="P6"><text:span text:style-name="T6">Grafik &amp; Animation</text:span></text:p>
          </draw:text-box>
        </draw:frame>
        <draw:frame draw:style-name="gr6" draw:text-style-name="P9" draw:layer="layout" svg:width="5cm" svg:height="1cm" svg:x="6.2cm" svg:y="6.1cm">
          <draw:text-box>
            <text:p text:style-name="P8"><text:span text:style-name="T7">Hacken</text:span></text:p>
          </draw:text-box>
        </draw:frame>
        <draw:frame draw:style-name="gr6" draw:text-style-name="P10" draw:layer="layout" svg:width="5.5cm" svg:height="1cm" draw:transform="rotate (-0.117460658659218) translate (1.438cm 7.7cm)">
          <draw:text-box>
            <text:p text:style-name="P10"><text:span text:style-name="T8">Spiel-Steuerung</text:span></text:p>
          </draw:text-box>
        </draw:frame>
        <draw:frame draw:style-name="gr8" draw:text-style-name="P11" draw:layer="layout" svg:width="5cm" svg:height="1.037cm" draw:transform="rotate (0.196000474998963) translate (0.993cm 3.838cm)">
          <draw:text-box>
            <text:p text:style-name="P11"><text:span text:style-name="T9">Sound</text:span></text:p>
          </draw:text-box>
        </draw:frame>
        <draw:frame draw:style-name="gr6" draw:text-style-name="P12" draw:layer="layout" svg:width="5cm" svg:height="1cm" draw:transform="rotate (-0.0949459113084912) translate (1.959cm 5.865cm)">
          <draw:text-box>
            <text:p text:style-name="P12"><text:span text:style-name="T10">Texte</text:span></text:p>
          </draw:text-box>
        </draw:frame>
        <draw:custom-shape draw:style-name="gr2" draw:text-style-name="P1" draw:layer="layout" svg:width="1.6cm" svg:height="2.4cm" svg:x="27.1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2.4cm" svg:height="2.4cm" svg:x="26.2cm" svg:y="5.8cm">
          <text:p text:style-name="P13"><text:span text:style-name="T11">Be-</text:span></text:p>
          <text:p text:style-name="P13"><text:span text:style-name="T11">wegen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2.4cm" svg:height="2.4cm" svg:x="25.5cm" svg:y="5.3cm">
          <text:p text:style-name="P13"><text:span text:style-name="T11">Ent-</text:span></text:p>
          <text:p text:style-name="P13"><text:span text:style-name="T11">wickeln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2.4cm" svg:height="2.4cm" svg:x="24cm" svg:y="4.7cm">
          <text:p text:style-name="P13"><text:span text:style-name="T12">Program-</text:span></text:p>
          <text:p text:style-name="P13"><text:span text:style-name="T12">mieren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2.4cm" svg:height="2.4cm" svg:x="22.4cm" svg:y="4.3cm">
          <text:p text:style-name="P13"><text:span text:style-name="T11">Lernen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3cm" svg:height="2.3cm" svg:x="20.3cm" svg:y="4.7cm">
          <text:p text:style-name="P1">Spiele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3cm" svg:height="2.3cm" svg:x="1.2cm" svg:y="11.2cm">
          <text:p text:style-name="P1">Spiele</text:p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2.4cm" svg:height="1.217cm" svg:x="22.3cm" svg:y="5.8cm">
          <draw:text-box>
            <text:p text:style-name="P15"><text:span text:style-name="T13">Anmelden</text:span></text:p>
            <text:p text:style-name="P15"><text:span text:style-name="T13">Neues Konto</text:span></text:p>
            <text:p text:style-name="P16"><text:span text:style-name="T13"/></text:p>
          </draw:text-box>
        </draw:frame>
        <draw:frame draw:style-name="gr12" draw:text-style-name="P17" draw:layer="layout" svg:width="2.4cm" svg:height="1.1cm" svg:x="3.8cm" svg:y="11.7cm">
          <draw:text-box>
            <text:p text:style-name="P17"><text:span text:style-name="T3">JavaScript/ Processing</text:span></text:p>
          </draw:text-box>
        </draw:frame>
        <draw:custom-shape draw:style-name="gr13" draw:text-style-name="P2" draw:layer="layout" svg:width="2.1cm" svg:height="2.1cm" svg:x="8.2cm" svg:y="11.3cm">
          <text:p text:style-name="P2"><text:span text:style-name="T3">Soda </text:span></text:p>
          <text:p text:style-name="P2"><text:span text:style-name="T3">Candy </text:span></text:p>
          <text:p text:style-name="P2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1cm" svg:height="2.1cm" svg:x="6.3cm" svg:y="11.3cm">
          <text:p text:style-name="P2"><text:span text:style-name="T3">Tetris</text:span></text:p>
          <text:p text:style-name="P2"><text:span text:style-name="T3">für</text:span></text:p>
          <text:p text:style-name="P2"><text:span text:style-name="T3">Nerds</text:span></text:p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cm" svg:height="0.7cm" svg:x="1.3cm" svg:y="14.3cm">
          <draw:text-box>
            <text:p text:style-name="P17"><text:span text:style-name="T3">GoLang</text:span></text:p>
          </draw:text-box>
        </draw:frame>
        <draw:custom-shape draw:style-name="gr3" draw:text-style-name="P2" draw:layer="layout" svg:width="2.1cm" svg:height="2.1cm" svg:x="9.5cm" svg:y="13.7cm">
          <text:p text:style-name="P2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cm" svg:height="2.1cm" svg:x="8.6cm" svg:y="13.7cm">
          <text:p text:style-name="P2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1cm" svg:height="2.1cm" svg:x="7.6cm" svg:y="13.7cm">
          <text:p text:style-name="P2"><text:span text:style-name="T3">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cm" svg:height="2.1cm" svg:x="6.4cm" svg:y="13.7cm">
          <text:p text:style-name="P2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1cm" svg:height="2.1cm" svg:x="5.1cm" svg:y="13.7cm">
          <text:p text:style-name="P2"><text:span text:style-name="T3">Tweeter!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1cm" svg:height="2.1cm" svg:x="3.1cm" svg:y="13.7cm">
          <text:p text:style-name="P2"><text:span text:style-name="T3">Mini</text:span></text:p>
          <text:p text:style-name="P2"><text:span text:style-name="T3">Webserver</text:span></text:p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3cm" svg:height="1.047cm" svg:x="1.1cm" svg:y="16.8cm">
          <draw:text-box>
            <text:p text:style-name="P17"><text:span text:style-name="T3">Bootstrap /</text:span></text:p>
            <text:p text:style-name="P17"><text:span text:style-name="T3">HTML</text:span></text:p>
          </draw:text-box>
        </draw:frame>
        <draw:custom-shape draw:style-name="gr3" draw:text-style-name="P2" draw:layer="layout" svg:width="2.1cm" svg:height="2.1cm" svg:x="11.8cm" svg:y="16cm">
          <text:p text:style-name="P2"><text:span text:style-name="T3">Soda </text:span></text:p>
          <text:p text:style-name="P2"><text:span text:style-name="T3">Candy </text:span></text:p>
          <text:p text:style-name="P2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cm" svg:height="2.1cm" svg:x="11.4cm" svg:y="16cm">
          <text:p text:style-name="P2"><text:span text:style-name="T3">Soda </text:span></text:p>
          <text:p text:style-name="P2"><text:span text:style-name="T3">Candy </text:span></text:p>
          <text:p text:style-name="P2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1cm" svg:height="2.1cm" svg:x="11.1cm" svg:y="16cm">
          <text:p text:style-name="P2"><text:span text:style-name="T3">Soda </text:span></text:p>
          <text:p text:style-name="P2"><text:span text:style-name="T3">Candy </text:span></text:p>
          <text:p text:style-name="P2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cm" svg:height="2.1cm" svg:x="10.7cm" svg:y="16cm">
          <text:p text:style-name="P2"><text:span text:style-name="T3">Soda </text:span></text:p>
          <text:p text:style-name="P2"><text:span text:style-name="T3">Candy </text:span></text:p>
          <text:p text:style-name="P2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cm" svg:height="2.1cm" svg:x="10.2cm" svg:y="16cm">
          <text:p text:style-name="P2"><text:span text:style-name="T3">Soda </text:span></text:p>
          <text:p text:style-name="P2"><text:span text:style-name="T3">Candy </text:span></text:p>
          <text:p text:style-name="P2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1cm" svg:height="2.1cm" svg:x="9.8cm" svg:y="16cm">
          <text:p text:style-name="P2"><text:span text:style-name="T3">Soda </text:span></text:p>
          <text:p text:style-name="P2"><text:span text:style-name="T3">Candy </text:span></text:p>
          <text:p text:style-name="P2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cm" svg:height="2.1cm" svg:x="9.1cm" svg:y="16cm">
          <text:p text:style-name="P2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cm" svg:height="2.1cm" svg:x="8.3cm" svg:y="16cm">
          <text:p text:style-name="P2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1cm" svg:height="2.1cm" svg:x="7.3cm" svg:y="16cm">
          <text:p text:style-name="P2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cm" svg:height="2.1cm" svg:x="6.1cm" svg:y="16cm">
          <text:p text:style-name="P2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1cm" svg:height="2.1cm" svg:x="4.8cm" svg:y="16cm">
          <text:p text:style-name="P2"><text:span text:style-name="T3">Spiele-</text:span></text:p>
          <text:p text:style-name="P2"><text:span text:style-name="T3">Center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1cm" svg:height="2.1cm" svg:x="3.1cm" svg:y="16cm">
          <text:p text:style-name="P2"><text:span text:style-name="T3">Wetter-</text:span></text:p>
          <text:p text:style-name="P2"><text:span text:style-name="T3">Station</text:span></text:p>
          <draw:enhanced-geometry svg:viewBox="0 0 21600 21600" draw:type="rectangle" draw:enhanced-path="M 0 0 L 21600 0 21600 21600 0 21600 0 0 Z N"/>
        </draw:custom-shape>
        <draw:frame draw:style-name="gr6" draw:text-style-name="P19" draw:layer="layout" svg:width="5cm" svg:height="1cm" svg:x="0.8cm" svg:y="18.9cm">
          <draw:text-box>
            <text:p text:style-name="P18"><text:span text:style-name="T14">Deine Gruppen</text:span></text:p>
          </draw:text-box>
        </draw:frame>
        <draw:frame draw:style-name="gr6" draw:text-style-name="P19" draw:layer="layout" svg:width="3.6cm" svg:height="1cm" svg:x="6.4cm" svg:y="18.9cm">
          <draw:text-box>
            <text:p text:style-name="P18"><text:span text:style-name="T14">Blogs</text:span></text:p>
          </draw:text-box>
        </draw:frame>
        <draw:frame draw:style-name="gr6" draw:text-style-name="P19" draw:layer="layout" svg:width="3.6cm" svg:height="1cm" svg:x="10.8cm" svg:y="18.9cm">
          <draw:text-box>
            <text:p text:style-name="P18"><text:span text:style-name="T14">Videos</text:span></text:p>
          </draw:text-box>
        </draw:frame>
        <draw:frame draw:style-name="gr7" draw:text-style-name="P3" draw:layer="layout" svg:width="6cm" svg:height="1.4cm" svg:x="4.4cm" svg:y="4.5cm">
          <draw:text-box>
            <text:p text:style-name="P3"><text:span text:style-name="T4">Programmieren</text:span></text:p>
          </draw:text-box>
        </draw:frame>
        <draw:custom-shape draw:style-name="gr2" draw:text-style-name="P1" draw:layer="layout" svg:width="1.9cm" svg:height="2.4cm" svg:x="26.8cm" svg:y="1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2.4cm" svg:height="2.4cm" svg:x="25.5cm" svg:y="15cm">
          <text:p text:style-name="P13"><text:span text:style-name="T11">Be-</text:span></text:p>
          <text:p text:style-name="P13"><text:span text:style-name="T11">wegen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2.4cm" svg:height="2.4cm" svg:x="24.4cm" svg:y="14.1cm">
          <text:p text:style-name="P13"><text:span text:style-name="T11">Ent-</text:span></text:p>
          <text:p text:style-name="P13"><text:span text:style-name="T11">wickeln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2.4cm" svg:height="2.4cm" svg:x="22.4cm" svg:y="13.4cm">
          <text:p text:style-name="P13"><text:span text:style-name="T12">Program-</text:span></text:p>
          <text:p text:style-name="P13"><text:span text:style-name="T12">mieren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2.4cm" svg:height="2.4cm" svg:x="20.3cm" svg:y="13.9cm">
          <text:p text:style-name="P20"><text:span text:style-name="T15">Lernen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3cm" svg:height="2.3cm" svg:x="18.1cm" svg:y="14.8cm">
          <text:p text:style-name="P1">Spielen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6cm" svg:height="1.4cm" svg:x="15.5cm" svg:y="11.3cm">
          <draw:text-box>
            <text:p text:style-name="P3"><text:span text:style-name="T4">Programmieren</text:span></text:p>
          </draw:text-box>
        </draw:frame>
        <draw:frame draw:style-name="gr17" draw:text-style-name="P21" draw:layer="layout" svg:width="3.1cm" svg:height="0.85cm" svg:x="16.1cm" svg:y="6.6cm">
          <draw:text-box>
            <text:p text:style-name="P21"><text:span text:style-name="T16">Spiele</text:span></text:p>
          </draw:text-box>
        </draw:frame>
        <draw:frame draw:style-name="gr6" draw:text-style-name="P21" draw:layer="layout" svg:width="3.1cm" svg:height="1cm" svg:x="17.2cm" svg:y="8cm">
          <draw:text-box>
            <text:p text:style-name="P21"><text:span text:style-name="T16">Blogs</text:span></text:p>
          </draw:text-box>
        </draw:frame>
        <draw:frame draw:style-name="gr17" draw:text-style-name="P21" draw:layer="layout" svg:width="3.1cm" svg:height="0.85cm" svg:x="19.1cm" svg:y="8.45cm">
          <draw:text-box>
            <text:p text:style-name="P21"><text:span text:style-name="T16">Live</text:span></text:p>
          </draw:text-box>
        </draw:frame>
        <draw:frame draw:style-name="gr17" draw:text-style-name="P21" draw:layer="layout" svg:width="3.1cm" svg:height="0.85cm" svg:x="21.1cm" svg:y="7.9cm">
          <draw:text-box>
            <text:p text:style-name="P21"><text:span text:style-name="T16">Video</text:span></text:p>
          </draw:text-box>
        </draw:frame>
        <draw:line draw:style-name="gr18" draw:text-style-name="P1" draw:layer="layout" svg:x1="20.9cm" svg:y1="7cm" svg:x2="18.7cm" svg:y2="6.9cm">
          <text:p/>
        </draw:line>
        <draw:line draw:style-name="gr18" draw:text-style-name="P1" draw:layer="layout" svg:x1="20.9cm" svg:y1="7.008cm" svg:x2="22.4cm" svg:y2="7.8cm">
          <text:p/>
        </draw:line>
        <draw:line draw:style-name="gr18" draw:text-style-name="P1" draw:layer="layout" svg:x1="20.9cm" svg:y1="7.008cm" svg:x2="21cm" svg:y2="8.4cm">
          <text:p/>
        </draw:line>
        <draw:line draw:style-name="gr18" draw:text-style-name="P1" draw:layer="layout" svg:x1="20.9cm" svg:y1="7.008cm" svg:x2="19.7cm" svg:y2="7.9cm">
          <text:p/>
        </draw:line>
        <draw:frame draw:style-name="gr17" draw:text-style-name="P21" draw:layer="layout" svg:width="3.1cm" svg:height="0.85cm" svg:x="17.4cm" svg:y="17.45cm">
          <draw:text-box>
            <text:p text:style-name="P21"><text:span text:style-name="T16">Live-Editor</text:span></text:p>
          </draw:text-box>
        </draw:frame>
        <draw:frame draw:style-name="gr19" draw:text-style-name="P21" draw:layer="layout" svg:width="3.1cm" svg:height="1.361cm" svg:x="17.5cm" svg:y="18.439cm">
          <draw:text-box>
            <text:p text:style-name="P21"><text:span text:style-name="T16">Web-</text:span></text:p>
            <text:p text:style-name="P21"><text:span text:style-name="T16">Seite</text:span></text:p>
          </draw:text-box>
        </draw:frame>
        <draw:frame draw:style-name="gr17" draw:text-style-name="P21" draw:layer="layout" svg:width="3.1cm" svg:height="0.85cm" svg:x="19.9cm" svg:y="18.5cm">
          <draw:text-box>
            <text:p text:style-name="P21"><text:span text:style-name="T16">Akademie</text:span></text:p>
          </draw:text-box>
        </draw:frame>
        <draw:frame draw:style-name="gr17" draw:text-style-name="P21" draw:layer="layout" svg:width="3.1cm" svg:height="1.361cm" svg:x="22.2cm" svg:y="17.139cm">
          <draw:text-box>
            <text:p text:style-name="P21"><text:span text:style-name="T16">Go Spielplatz</text:span></text:p>
          </draw:text-box>
        </draw:frame>
        <draw:line draw:style-name="gr20" draw:text-style-name="P1" draw:layer="layout" svg:x1="21.3cm" svg:y1="16.3cm" svg:x2="19.9cm" svg:y2="17.5cm">
          <text:p/>
        </draw:line>
        <draw:line draw:style-name="gr20" draw:text-style-name="P1" draw:layer="layout" svg:x1="21.3cm" svg:y1="16.308cm" svg:x2="23.1cm" svg:y2="17.6cm">
          <text:p/>
        </draw:line>
        <draw:line draw:style-name="gr20" draw:text-style-name="P1" draw:layer="layout" svg:x1="21.3cm" svg:y1="16.308cm" svg:x2="21.5cm" svg:y2="18.4cm">
          <text:p/>
        </draw:line>
        <draw:line draw:style-name="gr20" draw:text-style-name="P1" draw:layer="layout" svg:x1="21.3cm" svg:y1="16.308cm" svg:x2="19.9cm" svg:y2="18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aea79f" draw:marker-start-width="0.2cm" draw:marker-start-center="false" draw:marker-end-width="0.2cm" draw:marker-end-center="false" draw:fill="solid" draw:fill-color="#eeee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</meta:initial-creator>
    <meta:creation-date>2015-09-03T12:39:07.989257355</meta:creation-date>
    <dc:date>2015-09-03T13:58:47.710157021</dc:date>
    <dc:creator>Michael </dc:creator>
    <meta:editing-duration>PT1H3M19S</meta:editing-duration>
    <meta:editing-cycles>4</meta:editing-cycles>
    <meta:generator>LibreOffice/4.2.8.2$Linux_X86_64 LibreOffice_project/420m0$Build-2</meta:generator>
    <meta:document-statistic meta:object-count="81"/>
  </office:meta>
</office:document-meta>
</file>